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fill="none" draw:textarea-horizontal-align="justify" draw:textarea-vertical-align="middle" draw:auto-grow-height="false" fo:min-height="5.24cm" fo:min-width="2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1.553cm"/>
    </style:style>
    <style:style style:name="gr5" style:family="graphic" style:parent-style-name="standard">
      <style:graphic-properties draw:stroke="none" svg:stroke-color="#000000" draw:fill="none" draw:fill-color="#ffffff" fo:min-height="1.1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990000" draw:fill="none" draw:textarea-horizontal-align="justify" draw:textarea-vertical-align="middle" draw:auto-grow-height="false" fo:min-height="9.77cm" fo:min-width="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5.49cm" svg:x="4.206cm" svg:y="5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6.693cm" svg:x2="7.449cm" svg:y2="6.693cm">
          <text:p/>
        </draw:line>
        <draw:line draw:style-name="gr2" draw:text-style-name="P1" draw:layer="layout" svg:x1="4.15cm" svg:y1="8.035cm" svg:x2="7.399cm" svg:y2="8.035cm">
          <text:p/>
        </draw:line>
        <draw:line draw:style-name="gr2" draw:text-style-name="P1" draw:layer="layout" svg:x1="4.206cm" svg:y1="9.505cm" svg:x2="7.455cm" svg:y2="9.505cm">
          <text:p/>
        </draw:line>
        <draw:frame draw:style-name="gr3" draw:text-style-name="P2" draw:layer="layout" svg:width="2.916cm" svg:height="1.517cm" svg:x="4.8cm" svg:y="5.383cm">
          <draw:text-box>
            <text:p><text:span text:style-name="T1">10</text:span></text:p>
          </draw:text-box>
        </draw:frame>
        <draw:frame draw:style-name="gr3" draw:text-style-name="P2" draw:layer="layout" svg:width="3.207cm" svg:height="1.517cm" svg:x="4.936cm" svg:y="6.887cm">
          <draw:text-box>
            <text:p><text:span text:style-name="T1">20</text:span></text:p>
          </draw:text-box>
        </draw:frame>
        <draw:frame draw:style-name="gr3" draw:text-style-name="P2" draw:layer="layout" svg:width="3.207cm" svg:height="1.517cm" svg:x="4.936cm" svg:y="8.19cm">
          <draw:text-box>
            <text:p><text:span text:style-name="T1">30</text:span></text:p>
          </draw:text-box>
        </draw:frame>
        <draw:frame draw:style-name="gr3" draw:text-style-name="P2" draw:layer="layout" svg:width="3.207cm" svg:height="1.517cm" svg:x="4.936cm" svg:y="9.779cm">
          <draw:text-box>
            <text:p><text:span text:style-name="T1">40</text:span></text:p>
          </draw:text-box>
        </draw:frame>
        <draw:frame draw:style-name="gr4" draw:text-style-name="P2" draw:layer="layout" svg:width="10.043cm" svg:height="1.803cm" svg:x="8.857cm" svg:y="2.1cm">
          <draw:text-box>
            <text:p><text:span text:style-name="T1">Extend function </text:span></text:p>
          </draw:text-box>
        </draw:frame>
        <draw:frame draw:style-name="gr5" draw:text-style-name="P2" draw:layer="layout" svg:width="8.394cm" svg:height="1.517cm" svg:x="1.6cm" svg:y="14.083cm">
          <draw:text-box>
            <text:p><text:span text:style-name="T1">[50,60,70]</text:span></text:p>
          </draw:text-box>
        </draw:frame>
        <draw:line draw:style-name="gr6" draw:text-style-name="P1" draw:layer="layout" svg:x1="3.4cm" svg:y1="14.1cm" svg:x2="6.213cm" svg:y2="11.042cm">
          <text:p/>
        </draw:line>
        <draw:custom-shape draw:style-name="gr7" draw:text-style-name="P1" draw:layer="layout" svg:width="3.25cm" svg:height="10.02cm" svg:x="14.634cm" svg:y="5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cm" svg:y1="6.8cm" svg:x2="17.849cm" svg:y2="6.8cm">
          <text:p/>
        </draw:line>
        <draw:line draw:style-name="gr2" draw:text-style-name="P1" draw:layer="layout" svg:x1="14.6cm" svg:y1="8.1cm" svg:x2="17.849cm" svg:y2="8.1cm">
          <text:p/>
        </draw:line>
        <draw:line draw:style-name="gr2" draw:text-style-name="P1" draw:layer="layout" svg:x1="14.661cm" svg:y1="9.6cm" svg:x2="17.91cm" svg:y2="9.6cm">
          <text:p/>
        </draw:line>
        <draw:frame draw:style-name="gr3" draw:text-style-name="P2" draw:layer="layout" svg:width="2.916cm" svg:height="1.517cm" svg:x="15.3cm" svg:y="5.483cm">
          <draw:text-box>
            <text:p><text:span text:style-name="T1">10</text:span></text:p>
          </draw:text-box>
        </draw:frame>
        <draw:frame draw:style-name="gr3" draw:text-style-name="P2" draw:layer="layout" svg:width="3.319cm" svg:height="1.517cm" svg:x="15.3cm" svg:y="6.683cm">
          <draw:text-box>
            <text:p><text:span text:style-name="T1">20</text:span></text:p>
          </draw:text-box>
        </draw:frame>
        <draw:frame draw:style-name="gr3" draw:text-style-name="P2" draw:layer="layout" svg:width="3.207cm" svg:height="1.517cm" svg:x="15.29cm" svg:y="7.9cm">
          <draw:text-box>
            <text:p><text:span text:style-name="T1">30</text:span></text:p>
          </draw:text-box>
        </draw:frame>
        <draw:frame draw:style-name="gr3" draw:text-style-name="P2" draw:layer="layout" svg:width="3.207cm" svg:height="1.517cm" svg:x="15.2cm" svg:y="9.583cm">
          <draw:text-box>
            <text:p><text:span text:style-name="T1">40</text:span></text:p>
          </draw:text-box>
        </draw:frame>
        <draw:frame draw:style-name="gr3" draw:text-style-name="P2" draw:layer="layout" svg:width="1.862cm" svg:height="1.517cm" svg:x="15.238cm" svg:y="11cm">
          <draw:text-box>
            <text:p><text:span text:style-name="T1">50</text:span></text:p>
          </draw:text-box>
        </draw:frame>
        <draw:line draw:style-name="gr6" draw:text-style-name="P1" draw:layer="layout" svg:x1="7.4cm" svg:y1="8.572cm" svg:x2="14.7cm" svg:y2="8.572cm">
          <text:p/>
        </draw:line>
        <draw:line draw:style-name="gr2" draw:text-style-name="P1" draw:layer="layout" svg:x1="14.6cm" svg:y1="12.4cm" svg:x2="17.849cm" svg:y2="12.4cm">
          <text:p/>
        </draw:line>
        <draw:line draw:style-name="gr2" draw:text-style-name="P1" draw:layer="layout" svg:x1="14.601cm" svg:y1="10.9cm" svg:x2="17.85cm" svg:y2="10.9cm">
          <text:p/>
        </draw:line>
        <draw:line draw:style-name="gr2" draw:text-style-name="P1" draw:layer="layout" svg:x1="14.551cm" svg:y1="13.9cm" svg:x2="17.8cm" svg:y2="13.9cm">
          <text:p/>
        </draw:line>
        <draw:frame draw:style-name="gr3" draw:text-style-name="P2" draw:layer="layout" svg:width="1.862cm" svg:height="1.517cm" svg:x="15.238cm" svg:y="12.5cm">
          <draw:text-box>
            <text:p><text:span text:style-name="T1">60</text:span></text:p>
          </draw:text-box>
        </draw:frame>
        <draw:frame draw:style-name="gr3" draw:text-style-name="P2" draw:layer="layout" svg:width="1.862cm" svg:height="1.517cm" svg:x="15.338cm" svg:y="14cm">
          <draw:text-box>
            <text:p><text:span text:style-name="T1">7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8:19:58.750623669</meta:creation-date>
    <dc:date>2021-01-05T08:06:49.925916062</dc:date>
    <meta:editing-duration>PT36S</meta:editing-duration>
    <meta:editing-cycles>2</meta:editing-cycles>
    <meta:generator>LibreOffice/5.2.7.2$Linux_X86_64 LibreOffice_project/20m0$Build-2</meta:generator>
    <meta:document-statistic meta:object-count="26"/>
  </office:meta>
</office:document-meta>
</file>